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ffff00" fo:font-weight="normal" style:font-weight-asian="normal" style:font-weight-complex="normal"/>
    </style:style>
    <style:style style:name="ce11" style:family="table-cell" style:parent-style-name="Default">
      <style:text-properties fo:color="#ffff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x Stack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Stage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2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8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8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8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8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8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8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8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8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8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De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Ignis Dmg Taken and -10% Str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Glacies Dmg Taken and -10% Mag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Taken and -10% Agi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Ventus Dmg Taken and -10% Res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Taken and -10% Amr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Lux Dmg Taken and -10% Fth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Malum Dmg Taken and -10% Fth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DoT Damage Taken and -10% Healing/Shield Received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30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1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1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1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0% Healing/Shield Received</text:p>
          </table:table-cell>
          <table:table-cell/>
        </table:table-row>
        <table:table-row table:style-name="ro1">
          <table:table-cell table:style-name="ce1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1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4" office:value-type="string" calcext:value-type="string" table:number-columns-spanned="4" table:number-rows-spanned="1">
            <text:p>Sided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Global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9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9:09:43.563485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8-15T19:21:16.463162126</dc:date>
    <meta:editing-duration>PT13H10M13S</meta:editing-duration>
    <meta:editing-cycles>87</meta:editing-cycles>
    <meta:generator>LibreOffice/25.2.4.3$Linux_X86_64 LibreOffice_project/33e196637044ead23f5c3226cde09b47731f7e27</meta:generator>
    <meta:document-statistic meta:table-count="1" meta:cell-count="214" meta:object-count="0"/>
  </office:meta>
</office:document-meta>
</file>